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1pt" officeooo:paragraph-rsid="0019394d" style:font-size-asian="11pt" style:font-size-complex="11pt"/>
    </style:style>
    <style:style style:name="P4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87eb7" officeooo:paragraph-rsid="00187eb7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8aaa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79448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cf6d6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73b72" officeooo:paragraph-rsid="00273b72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6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7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8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19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name-asian="Calibri1" style:font-size-asian="11pt" style:font-name-complex="Calibri1" style:font-size-complex="11pt" fo:hyphenate="false" fo:hyphenation-remain-char-count="2" fo:hyphenation-push-char-count="2"/>
    </style:style>
    <style:style style:name="P20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name-asian="Calibri1" style:font-size-asian="11pt" style:font-name-complex="Calibri1" style:font-size-complex="11pt" fo:hyphenate="false" fo:hyphenation-remain-char-count="2" fo:hyphenation-push-char-count="2"/>
    </style:style>
    <style:style style:name="P21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size-asian="11pt" style:font-size-complex="11pt" fo:hyphenate="false" fo:hyphenation-remain-char-count="2" fo:hyphenation-push-char-count="2"/>
    </style:style>
    <style:style style:name="P22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size-asian="11pt" style:font-size-complex="11pt" fo:hyphenate="false" fo:hyphenation-remain-char-count="2" fo:hyphenation-push-char-count="2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4f115" officeooo:paragraph-rsid="0014f115" style:font-name-asian="Calibri1" style:font-size-asian="11pt" style:font-name-complex="Calibri1" style:font-size-complex="11pt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7" style:family="paragraph" style:parent-style-name="Standard" style:list-style-name="WWNum2">
      <style:paragraph-properties fo:margin-left="0in" fo:margin-right="0in" fo:text-indent="0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8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187eb7" officeooo:paragraph-rsid="00274c5d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29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T1" style:family="text">
      <style:text-properties officeooo:rsid="0004e5d8"/>
    </style:style>
    <style:style style:name="T2" style:family="text">
      <style:text-properties officeooo:rsid="00142f88"/>
    </style:style>
    <style:style style:name="T3" style:family="text">
      <style:text-properties officeooo:rsid="0014f115"/>
    </style:style>
    <style:style style:name="T4" style:family="text">
      <style:text-properties officeooo:rsid="00179448"/>
    </style:style>
    <style:style style:name="T5" style:family="text">
      <style:text-properties officeooo:rsid="0019394d"/>
    </style:style>
    <style:style style:name="T6" style:family="text">
      <style:text-properties officeooo:rsid="001b8aaa"/>
    </style:style>
    <style:style style:name="T7" style:family="text">
      <style:text-properties officeooo:rsid="001cfca8"/>
    </style:style>
    <style:style style:name="T8" style:family="text">
      <style:text-properties fo:font-weight="bold" style:font-name-asian="Calibri1" style:font-weight-asian="bold" style:font-name-complex="Calibri1"/>
    </style:style>
    <style:style style:name="T9" style:family="text">
      <style:text-properties fo:font-weight="bold" officeooo:rsid="0015580f" style:font-name-asian="Calibri1" style:font-weight-asian="bold" style:font-name-complex="Calibri1"/>
    </style:style>
    <style:style style:name="T10" style:family="text">
      <style:text-properties fo:font-weight="bold" officeooo:rsid="0019394d" style:font-name-asian="Calibri1" style:font-weight-asian="bold" style:font-name-complex="Calibri1"/>
    </style:style>
    <style:style style:name="T11" style:family="text">
      <style:text-properties style:font-name-asian="Calibri1" style:font-name-complex="Calibri1"/>
    </style:style>
    <style:style style:name="T12" style:family="text">
      <style:text-properties officeooo:rsid="0013d499" style:font-name-asian="Calibri1" style:font-name-complex="Calibri1"/>
    </style:style>
    <style:style style:name="T13" style:family="text">
      <style:text-properties officeooo:rsid="00142f88" style:font-name-asian="Calibri1" style:font-name-complex="Calibri1"/>
    </style:style>
    <style:style style:name="T14" style:family="text">
      <style:text-properties officeooo:rsid="0022fc61"/>
    </style:style>
    <style:style style:name="T15" style:family="text">
      <style:text-properties officeooo:rsid="00241e3f"/>
    </style:style>
    <style:style style:name="T16" style:family="text">
      <style:text-properties officeooo:rsid="00273b72"/>
    </style:style>
    <style:style style:name="T17" style:family="text">
      <style:text-properties officeooo:rsid="00274c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<text:span text:style-name="T8">Title</text:span><text:span text:style-name="T11">: </text:span><text:span text:style-name="T12">Take Me There</text:span></text:p>
      <text:p text:style-name="P5"><text:span text:style-name="T8">Description:</text:span><text:span text:style-name="T11"> <text:s/>Allows the User to </text:span><text:span text:style-name="T13">request navigation to the displayed Service Data's GPS Coordinates</text:span><text:span text:style-name="T11">.</text:span></text:p>
      <text:p text:style-name="P1">Pre-conditions:</text:p>
      <text:list xml:id="list2086456460863815953" text:style-name="WWNum1">
        <text:list-item>
          <text:p text:style-name="P17">The App is open and has focus.</text:p>
        </text:list-item>
        <text:list-item>
          <text:p text:style-name="P23">The App is displaying the <text:span text:style-name="T2">Service Results</text:span> Screen.</text:p>
        </text:list-item>
        <text:list-item>
          <text:p text:style-name="P24">The Take Me There Button has been provided by the Service Results Screen.</text:p>
        </text:list-item>
      </text:list>
      <text:p text:style-name="P8"/>
      <text:p text:style-name="P1">Post-conditions:</text:p>
      <text:list xml:id="list9219475730747010693" text:style-name="WWNum4">
        <text:list-item>
          <text:p text:style-name="P29">The <text:span text:style-name="T3">App opens the Operating System's default navigation application.</text:span></text:p>
        </text:list-item>
      </text:list>
      <text:p text:style-name="P4"/>
      <text:p text:style-name="P1">Actors:</text:p>
      <text:list xml:id="list6610707940484687888" text:style-name="WWNum2">
        <text:list-item>
          <text:p text:style-name="P25">User</text:p>
        </text:list-item>
        <text:list-item>
          <text:p text:style-name="P26">App</text:p>
          <text:p text:style-name="P27"/>
        </text:list-item>
      </text:list>
      <text:p text:style-name="P1">Main Success Scenario: </text:p>
      <text:list xml:id="list5551064622914223445" text:style-name="WWNum3">
        <text:list-item>
          <text:p text:style-name="P18"><text:span text:style-name="T1">The </text:span>User presses the <text:span text:style-name="T3">Take Me There</text:span> Button.</text:p>
        </text:list-item>
        <text:list-item>
          <text:p text:style-name="P19">The App determines that the User's Device has GPS enabled <text:span text:style-name="T5">and the Device has GPS signal</text:span>.</text:p>
        </text:list-item>
        <text:list-item>
          <text:p text:style-name="P20">The App finds the GPS Coordinates for the displayed Service Data.</text:p>
        </text:list-item>
        <text:list-item>
          <text:p text:style-name="P21">The App requests that the Operating System open the default Navigation Application with directions to the <text:span text:style-name="T14">found </text:span>GPS Coordinates.</text:p>
        </text:list-item>
        <text:list-item>
          <text:p text:style-name="P22">The Navigation Application launches and gains focus.</text:p>
        </text:list-item>
      </text:list>
      <text:p text:style-name="P7"/>
      <text:p text:style-name="P6">Alternate Flow 1:</text:p>
      <text:p text:style-name="P9"><text:span text:style-name="T4">2</text:span>A. <text:s text:c="2"/><text:span text:style-name="T4">The App determines that the User's Device doesn't have GPS enabled.</text:span></text:p>
      <text:p text:style-name="P12">3A. <text:s text:c="2"/>The App displays an Error Message <text:span text:style-name="T14">indicating that the User must enable GPS in the Operating System's settings.</text:span></text:p>
      <text:p text:style-name="P14">4A. <text:s text:c="2"/>The User presses the Error Message's ok button.</text:p>
      <text:p text:style-name="P10"><text:span text:style-name="T16">5</text:span>A. <text:s text:c="2"/>The App <text:span text:style-name="T17">displays the Service Results Screen.</text:span></text:p>
      <text:p text:style-name="P15"/>
      <text:p text:style-name="P3"><text:span text:style-name="T8">Alternate Flow </text:span><text:span text:style-name="T9">2</text:span><text:span text:style-name="T11">: </text:span></text:p>
      <text:p text:style-name="P11"><text:span text:style-name="T6">2B</text:span>. <text:s text:c="2"/><text:span text:style-name="T4">The App determines that the User's Device has GPS enabled and the Device doesn't have a GPS signal.</text:span></text:p>
      <text:p text:style-name="P13">3<text:span text:style-name="T7">B</text:span>. <text:s text:c="2"/>The App displays an Error Message <text:span text:style-name="T15">indicating that a GPS signal couldn't be found</text:span>.</text:p>
      <text:p text:style-name="P14">4B. <text:s text:c="2"/>The User presses the Error Message's ok button.</text:p>
      <text:p text:style-name="P28"><text:span text:style-name="T16">5B</text:span>. <text:s text:c="2"/>The App <text:span text:style-name="T17">displays the Service Results Screen.</text:span></text:p>
      <text:p text:style-name="P15"/>
      <text:p text:style-name="P2"><text:span text:style-name="T8">Alternate Flow </text:span><text:span text:style-name="T10">3</text:span><text:span text:style-name="T11">: </text:span></text:p>
      <text:p text:style-name="P9">1<text:span text:style-name="T5">C</text:span>. <text:s text:c="2"/><text:span text:style-name="T1">The </text:span>App receives an interrupt signal from the operating system and looses focus.</text:p>
      <text:p text:style-name="P9">2<text:span text:style-name="T5">C</text:span>. <text:s text:c="2"/><text:span text:style-name="T1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16:00.799000000</dc:date>
    <meta:editing-cycles>77</meta:editing-cycles>
    <meta:editing-duration>PT2H43M11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31" meta:word-count="273" meta:character-count="1602" meta:non-whitespace-character-count="1347"/>
    <meta:template xlink:type="simple" xlink:actuate="onRequest" xlink:title="Normal.dotm" xlink:href=""/>
  </office:meta>
</office:document-meta>
</file>